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d930" officeooo:paragraph-rsid="0011d930"/>
    </style:style>
    <style:style style:name="P2" style:family="paragraph" style:parent-style-name="Standard">
      <style:paragraph-properties fo:text-align="start" style:justify-single-word="false"/>
      <style:text-properties officeooo:rsid="001618a8" officeooo:paragraph-rsid="0019b27b"/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Heading_20_2" style:list-style-name=""/>
    <style:style style:name="P5" style:family="paragraph" style:parent-style-name="Heading_20_2">
      <style:text-properties officeooo:rsid="00143c60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Text_20_body" style:list-style-name=""/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text-properties fo:language="lt" fo:country="LT" officeooo:rsid="0019b27b" officeooo:paragraph-rsid="0019b27b"/>
    </style:style>
    <style:style style:name="P14" style:family="paragraph" style:parent-style-name="Text_20_body" style:list-style-name="L4">
      <style:text-properties fo:language="lt" fo:country="LT" officeooo:rsid="001f5355" officeooo:paragraph-rsid="001f5355"/>
    </style:style>
    <style:style style:name="P15" style:family="paragraph" style:parent-style-name="Standard">
      <style:paragraph-properties fo:text-align="center" style:justify-single-word="false"/>
      <style:text-properties fo:language="lt" fo:country="LT" officeooo:rsid="00147c34" officeooo:paragraph-rsid="00147c34"/>
    </style:style>
    <style:style style:name="P16" style:family="paragraph" style:parent-style-name="Standard">
      <style:paragraph-properties fo:text-align="center" style:justify-single-word="false"/>
      <style:text-properties fo:language="lt" fo:country="LT" officeooo:rsid="001618a8" officeooo:paragraph-rsid="001618a8"/>
    </style:style>
    <style:style style:name="P17" style:family="paragraph" style:parent-style-name="Standard">
      <style:paragraph-properties fo:text-align="start" style:justify-single-word="false"/>
      <style:text-properties fo:language="lt" fo:country="LT" officeooo:rsid="0019b27b" officeooo:paragraph-rsid="0019b27b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59ee8"/>
    </style:style>
    <style:style style:name="T3" style:family="text">
      <style:text-properties fo:language="lt" fo:country="LT" officeooo:rsid="001973f9"/>
    </style:style>
    <style:style style:name="T4" style:family="text">
      <style:text-properties fo:language="lt" fo:country="LT" officeooo:rsid="0019b27b"/>
    </style:style>
    <style:style style:name="T5" style:family="text">
      <style:text-properties fo:language="lt" fo:country="LT" officeooo:rsid="001d588b"/>
    </style:style>
    <style:style style:name="T6" style:family="text">
      <style:text-properties officeooo:rsid="00143c60"/>
    </style:style>
    <style:style style:name="T7" style:family="text">
      <style:text-properties officeooo:rsid="0018d67b"/>
    </style:style>
    <style:style style:name="T8" style:family="text">
      <style:text-properties officeooo:rsid="0019b27b"/>
    </style:style>
    <style:style style:name="T9" style:family="text">
      <style:text-properties officeooo:rsid="001f535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inis puslapis</text:p>
      <text:h text:style-name="P4" text:outline-level="2"/>
      <text:table-of-content text:style-name="Sect1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urinys</text:p>
          </text:index-title>
          <text:p text:style-name="P8"><text:a xlink:type="simple" xlink:href="#__RefHeading___Toc794_537405138" text:style-name="Index_20_Link" text:visited-style-name="Index_20_Link">Selling Point<text:tab/>3</text:a></text:p>
          <text:p text:style-name="P8"><text:a xlink:type="simple" xlink:href="#__RefHeading___Toc796_537405138" text:style-name="Index_20_Link" text:visited-style-name="Index_20_Link">Frančizės modelio dalys<text:tab/>3</text:a></text:p>
          <text:p text:style-name="P8"><text:a xlink:type="simple" xlink:href="#__RefHeading___Toc798_537405138" text:style-name="Index_20_Link" text:visited-style-name="Index_20_Link">Sistemos funkcionalumas<text:tab/>3</text:a></text:p>
          <text:p text:style-name="P3"><text:a xlink:type="simple" xlink:href="#__RefHeading___Toc800_537405138" text:style-name="Index_20_Link" text:visited-style-name="Index_20_Link">Klientų turimos galimybės:<text:tab/>3</text:a></text:p>
          <text:p text:style-name="P3"><text:a xlink:type="simple" xlink:href="#__RefHeading___Toc802_537405138" text:style-name="Index_20_Link" text:visited-style-name="Index_20_Link">KJ web sistemos galimybės:<text:tab/>3</text:a></text:p>
          <text:p text:style-name="P8"><text:a xlink:type="simple" xlink:href="#__RefHeading___Toc804_537405138" text:style-name="Index_20_Link" text:visited-style-name="Index_20_Link">Architektūriniai sprendimai<text:tab/>4</text:a></text:p>
          <text:p text:style-name="P8"><text:a xlink:type="simple" xlink:href="#__RefHeading___Toc910_537405138" text:style-name="Index_20_Link" text:visited-style-name="Index_20_Link">Preliminarios KJ web sistemos dalys<text:tab/>4</text:a></text:p>
        </text:index-body>
      </text:table-of-content>
      <text:h text:style-name="P9" text:outline-level="2"/>
      <text:h text:style-name="P6" text:outline-level="2"><text:bookmark-start text:name="__RefHeading___Toc794_537405138"/>Selling Point<text:bookmark-end text:name="__RefHeading___Toc794_537405138"/></text:h>
      <text:p text:style-name="Text_20_body"><text:tab/>Kie<text:span text:style-name="T8">k</text:span>vienas biuras tą darbą, kurio niekas nenori daryti. Pavyzdžiui – keisti kojų kilimėlį. Reikia <text:span text:style-name="T6">laukti momento</text:span> kada nev<text:span text:style-name="T8">y</text:span>ksta judėjimas kilimėlio valymas yra ne pats maloniausias procesas. Dabar yra problemos sprendimas: „Kilimėlis Jums“ - KJ. KJ yra patikrintas ir veiksmingas verslo modelis, kuris išsprendžia nešvarių kojų kilimėlių valymo <text:span text:style-name="T6">ir keitimo </text:span>problemą.</text:p>
      <text:h text:style-name="P5" text:outline-level="2"><text:bookmark-start text:name="__RefHeading___Toc796_537405138"/>Frančizės modelio dalys<text:bookmark-end text:name="__RefHeading___Toc796_537405138"/></text:h>
      <text:list xml:id="list2853220857" text:style-name="L1">
        <text:list-item>
          <text:p text:style-name="P10">KJ įrangos prieiga <text:span text:style-name="T4">(nuoma)</text:span></text:p>
        </text:list-item>
        <text:list-item>
          <text:p text:style-name="P10">Web sistema leidžianti organizuotai valdyti <text:span text:style-name="T7">įmonės veiklą</text:span></text:p>
        </text:list-item>
        <text:list-item>
          <text:p text:style-name="P10">Vairuotojų mobili aplikacija</text:p>
        </text:list-item>
      </text:list>
      <text:p text:style-name="P15"/>
      <text:h text:style-name="Heading_20_2" text:outline-level="2"><text:bookmark-start text:name="__RefHeading___Toc798_537405138"/>Sistemos funkcionalumas<text:bookmark-end text:name="__RefHeading___Toc798_537405138"/></text:h>
      <text:h text:style-name="Heading_20_3" text:outline-level="3"><text:bookmark-start text:name="__RefHeading___Toc800_537405138"/>Klientų turimos galimybės:<text:bookmark-end text:name="__RefHeading___Toc800_537405138"/></text:h>
      <text:list xml:id="list2555029158" text:style-name="L2">
        <text:list-item>
          <text:p text:style-name="P11">Sudaryti naują sutartį</text:p>
        </text:list-item>
        <text:list-item>
          <text:p text:style-name="P11">Pratęsti esamą sutartį</text:p>
        </text:list-item>
        <text:list-item>
          <text:p text:style-name="P11">Matyti artimiausio planuojamo kilimėlių pakeitimo laiką</text:p>
        </text:list-item>
      </text:list>
      <text:p text:style-name="P15"/>
      <text:p text:style-name="P15"/>
      <text:h text:style-name="Heading_20_3" text:outline-level="3"><text:bookmark-start text:name="__RefHeading___Toc802_537405138"/><text:span text:style-name="T1">KJ </text:span><text:span text:style-name="T2">web sistemos</text:span><text:span text:style-name="T1"> galimybės:</text:span><text:bookmark-end text:name="__RefHeading___Toc802_537405138"/></text:h>
      <text:list xml:id="list324857302" text:style-name="L3">
        <text:list-item>
          <text:p text:style-name="P12">Vadybininkas:</text:p>
          <text:list>
            <text:list-item>
              <text:p text:style-name="P12">Registruoja darbuotojus</text:p>
            </text:list-item>
            <text:list-item>
              <text:p text:style-name="P12">Paskiria vairuotojams dienos maršrutus</text:p>
            </text:list-item>
            <text:list-item>
              <text:p text:style-name="P12">Paskiria užsakymus</text:p>
            </text:list-item>
            <text:list-item>
              <text:p text:style-name="P12">Planuoja įrangos nuomą</text:p>
            </text:list-item>
          </text:list>
          <text:p text:style-name="P12"/>
        </text:list-item>
        <text:list-item>
          <text:p text:style-name="P12">Darbuotojas – Vairuotojas:</text:p>
          <text:list>
            <text:list-item>
              <text:p text:style-name="P12">Mato savo dienos maršrutą</text:p>
            </text:list-item>
            <text:list-item>
              <text:p text:style-name="P12">Mato skirtingų biurų užsakymų vietas ir kontakto duomenis <text:line-break/></text:p>
            </text:list-item>
          </text:list>
        </text:list-item>
      </text:list>
      <text:h text:style-name="P4" text:outline-level="2"/>
      <text:h text:style-name="P6" text:outline-level="2"><text:bookmark-start text:name="__RefHeading___Toc804_537405138"/>Architektūriniai sprendimai<text:bookmark-end text:name="__RefHeading___Toc804_537405138"/></text:h>
      <text:p text:style-name="P16"/>
      <text:p text:style-name="P2"><text:span text:style-name="T1"><text:tab/>KJ web sistema yra internetinė sistema, įdiegta įmonės serveriuose. Vadybininkas turi išskirtinę prieigą, per kurią valdo visą įmonės veiklą. Darbuotojams planuojama suteikti prieigą per </text:span><text:span text:style-name="T3">mobilią</text:span><text:span text:style-name="T1"> aplikaciją, kurioje bus pavaizduoti visi relevantiški duomenys, pasiekiami iš </text:span><text:span text:style-name="T3">įmonės </text:span><text:span text:style-name="T1">serverio.</text:span></text:p>
      <text:p text:style-name="P17"/>
      <text:h text:style-name="Heading_20_2" text:outline-level="2"><text:bookmark-start text:name="__RefHeading___Toc910_537405138"/>Preliminarios <text:span text:style-name="T5">KJ web </text:span>sistemos dalys<text:bookmark-end text:name="__RefHeading___Toc910_537405138"/></text:h>
      <text:list xml:id="list3834611610" text:style-name="L4">
        <text:list-item>
          <text:p text:style-name="P13">Sutarčių modulis</text:p>
        </text:list-item>
        <text:list-item>
          <text:p text:style-name="P13">Darbuotojų administravimo modulis</text:p>
        </text:list-item>
        <text:list-item>
          <text:p text:style-name="P13">Maršrutų modulis</text:p>
        </text:list-item>
        <text:list-item>
          <text:p text:style-name="P13">Užsakymų moduli<text:span text:style-name="T9">s</text:span></text:p>
        </text:list-item>
        <text:list-item>
          <text:p text:style-name="P14">Mobilios aplikacijos AP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</meta:editing-duration>
    <meta:editing-cycles>9</meta:editing-cycles>
    <meta:generator>LibreOffice/5.4.1.2$Windows_X86_64 LibreOffice_project/ea7cb86e6eeb2bf3a5af73a8f7777ac570321527</meta:generator>
    <dc:date>2017-10-01T13:49:57.119000000</dc:date>
    <meta:document-statistic meta:table-count="0" meta:image-count="0" meta:object-count="0" meta:page-count="4" meta:paragraph-count="38" meta:word-count="221" meta:character-count="1604" meta:non-whitespace-character-count="1434"/>
    <meta:user-defined meta:name="Info 1"/>
    <meta:user-defined meta:name="Info 2"/>
    <meta:user-defined meta:name="Info 3"/>
    <meta:user-defined meta:name="Info 4"/>
  </office:meta>
</office:document-meta>
</file>